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26a8df" officeooo:paragraph-rsid="0026a8df"/>
    </style:style>
    <style:style style:name="P2" style:family="paragraph" style:parent-style-name="Heading_20_1"/>
    <style:style style:name="P3" style:family="paragraph" style:parent-style-name="Title">
      <style:text-properties officeooo:rsid="0026e3c7" officeooo:paragraph-rsid="0026e3c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 structures</text:p>
      <text:h text:style-name="Heading_20_1" text:outline-level="1">Linear and non-linear?</text:h>
      <text:h text:style-name="Heading_20_1" text:outline-level="1">Operations on data structures?</text:h>
      <text:h text:style-name="Heading_20_1" text:outline-level="1">Array vs linked list?</text:h>
      <text:h text:style-name="Heading_20_1" text:outline-level="1">Stack and places it can used?</text:h>
      <text:h text:style-name="Heading_20_1" text:outline-level="1">Queue and places it can used?</text:h>
      <text:h text:style-name="Heading_20_1" text:outline-level="1">Infix, prefix, postfix?</text:h>
      <text:h text:style-name="Heading_20_1" text:outline-level="1">X-OR linked list?</text:h>
      <text:h text:style-name="Heading_20_1" text:outline-level="1">Check BT is BST?</text:h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2:45.300556724</meta:creation-date>
    <dc:date>2018-01-07T21:26:39.653607326</dc:date>
    <meta:editing-duration>PT47M50S</meta:editing-duration>
    <meta:editing-cycles>5</meta:editing-cycles>
    <meta:generator>LibreOffice/5.3.6.1$Linux_X86_64 LibreOffice_project/30m0$Build-1</meta:generator>
    <meta:document-statistic meta:table-count="0" meta:image-count="0" meta:object-count="0" meta:page-count="1" meta:paragraph-count="10" meta:word-count="44" meta:character-count="220" meta:non-whitespace-character-count="194"/>
  </office:meta>
</office:document-meta>
</file>